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0000000600525FA3E8.jpg" manifest:media-type="image/jpeg"/>
  <manifest:file-entry manifest:full-path="Media/close.wav" manifest:media-type="audio/x-wav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0.48cm" svg:height="22.86cm" svg:x="0cm" svg:y="0cm">
          <draw:image xlink:href="Pictures/100000000000080000000600525FA3E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0.48cm" svg:height="22.86cm" svg:x="0cm" svg:y="0cm">
          <draw:image xlink:href="Pictures/100000000000080000000600525FA3E8.jpg" xlink:type="simple" xlink:show="embed" xlink:actuate="onLoad" draw:mime-type="image/jpeg">
            <text:p/>
          </draw:image>
        </draw:frame>
        <draw:frame draw:name="Media object 1" draw:style-name="gr3" draw:layer="layout" svg:width="0.254cm" svg:height="0.254cm" svg:x="0.254cm" svg:y="0.254cm">
          <draw:plugin xlink:href="Media/close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9:08:57.371842682</meta:creation-date>
    <dc:date>2026-02-09T19:17:52.083839300</dc:date>
    <meta:editing-duration>PT8M55S</meta:editing-duration>
    <meta:editing-cycles>2</meta:editing-cycles>
    <meta:generator>LibreOffice/24.2.7.2$Linux_X86_64 LibreOffice_project/420$Build-2</meta:generator>
    <meta:document-statistic meta:object-count="28"/>
  </office:meta>
</office:document-meta>
</file>